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fo:language="de" fo:country="DE"/>
    </style:style>
    <style:style style:name="P2" style:family="paragraph" style:parent-style-name="Standard">
      <style:paragraph-properties fo:text-align="end" style:justify-single-word="false"/>
      <style:text-properties fo:font-size="18pt" fo:language="de" fo:country="DE" fo:font-weight="bold" style:font-size-asian="18pt" style:font-weight-asian="bold" style:font-size-complex="18pt" style:font-weight-complex="bold"/>
    </style:style>
    <style:style style:name="P3" style:family="paragraph" style:parent-style-name="Standard">
      <style:paragraph-properties fo:text-align="start" style:justify-single-word="false"/>
      <style:text-properties fo:font-size="18pt" fo:language="de" fo:country="DE" fo:font-weight="bold" style:font-size-asian="18pt" style:font-weight-asian="bold" style:font-size-complex="18pt" style:font-weight-complex="bold"/>
    </style:style>
    <style:style style:name="P4" style:family="paragraph" style:parent-style-name="Standard">
      <style:paragraph-properties fo:text-align="start" style:justify-single-word="false"/>
      <style:text-properties fo:font-size="12pt" fo:language="de" fo:country="DE" fo:font-weight="normal"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fo:font-size="12pt" fo:language="de" fo:country="DE" fo:font-weight="normal" style:font-size-asian="12pt" style:font-weight-asian="normal" style:font-size-complex="12pt" style:font-weight-complex="normal"/>
    </style:style>
    <style:style style:name="P6" style:family="paragraph" style:parent-style-name="Standard" style:master-page-name="">
      <style:paragraph-properties fo:margin-left="0cm" fo:margin-right="0.746cm" fo:text-align="start" style:justify-single-word="false" fo:text-indent="0cm" style:auto-text-indent="false" style:page-number="auto"/>
      <style:text-properties fo:language="de" fo:country="D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3"/>
      <text:p text:style-name="P3">Kurzfassung</text:p>
      <text:p text:style-name="P3"/>
      <text:p text:style-name="P5"><text:s/>Durch die zunehmende Integration und <text:s/>Unterstützung von Computern vielfältiger Form in <text:s/>unserem Alltag, wird in nächster Zeit ein häufig zu hörender Begriff der, der „Ambient Intelligence“ sein. Das Thema beschäftigt sich mit einer intelligenten Umgebung die sensitiv und adaptiv auf die Anwesenheit von Menschen und Objekten reagiert und dabei dem Menschen Gefälligkeit erweist. Mit dem einläuten dieses Themas muss man sich auch Gedanken über die Interaktion und den Bedienmuster mir den Komponenten in der Umgebung machen, <text:s/>und dabei von künstlichen Eingabegeräten wie Tastatur oder Maus abkommen, indem <text:s/>man sie mit „Natural User Interfaces“ ersetzt <text:s/>und besonders ein <text:s/>spezielles Teilgebiet davon, die Gestensteuerung. <text:s/></text:p>
      <text:p text:style-name="P4"><text:s text:c="2"/>In der vorliegenden Arbeit wird eine Anwendung zur Gesten basierten Interaktion mit <text:s/>Alltags gebräuchlichen Komponenten, wie z.b Lichtquellen, Heizung oder Jalousie in intelligenten Räumen, vorgestellt. Ich werde dabei auf jeden einzelnen Aspekt wie die Tiefensensor Kamera, die als Interface zwischen Anwender und Steuerungseinheit fungiert, eingehen und deren Zusammenhang konzipieren und Realisieren. <text:s text:c="4"/></text:p>
      <text:p text:style-name="P1"><text:s/></text:p>
      <text:p text:style-name="P1"/>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73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58M33S</meta:editing-duration>
    <meta:editing-cycles>6</meta:editing-cycles>
    <meta:generator>OpenOffice/4.1.0$Win32 OpenOffice.org_project/410m18$Build-9764</meta:generator>
    <dc:date>2014-07-19T15:21:44.01</dc:date>
    <meta:document-statistic meta:table-count="0" meta:image-count="0" meta:object-count="0" meta:page-count="1" meta:paragraph-count="4" meta:word-count="154" meta:character-count="1148"/>
    <meta:user-defined meta:name="Info 1"/>
    <meta:user-defined meta:name="Info 2"/>
    <meta:user-defined meta:name="Info 3"/>
    <meta:user-defined meta:name="Info 4"/>
  </office:meta>
</office:document-meta>
</file>